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8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sanitation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35:.C50])" office:value-type="float" office:value="783.47" calcext:value-type="float">
            <text:p>783.4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59])" office:value-type="float" office:value="1957.86" calcext:value-type="float">
            <text:p>1957.8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66:.C69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 style:data-style-name="N2" text:time-value="21:38:40.432455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1:55:34.458934989</dc:date>
    <meta:editing-duration>P2DT8H12M31S</meta:editing-duration>
    <meta:editing-cycles>295</meta:editing-cycles>
    <meta:generator>LibreOffice/6.0.7.3$Linux_X86_64 LibreOffice_project/00m0$Build-3</meta:generator>
    <meta:document-statistic meta:table-count="6" meta:cell-count="1035" meta:object-count="0"/>
  </office:meta>
</office:document-meta>
</file>